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margin-top="0in" fo:margin-bottom="0.1665in" fo:text-indent="0in" style:auto-text-indent="false" fo:break-before="page"/>
    </style:style>
    <style:style style:name="P2" style:family="paragraph" style:parent-style-name="Standard">
      <style:paragraph-properties fo:margin-top="0in" fo:margin-bottom="0.1665in"/>
    </style:style>
    <style:style style:name="P3" style:family="paragraph" style:parent-style-name="Standard" style:master-page-name="Standard">
      <style:paragraph-properties fo:margin-left="0.25in" fo:margin-right="0in" fo:margin-top="0in" fo:margin-bottom="0.1665in" fo:text-indent="0in" style:auto-text-indent="false" style:page-number="auto"/>
    </style:style>
    <style:style style:name="P4" style:family="paragraph" style:parent-style-name="Standard" style:list-style-name="WW8Num4">
      <style:paragraph-properties fo:margin-left="0.5in" fo:margin-right="0in" fo:margin-top="0in" fo:margin-bottom="0.1665in" fo:text-indent="-0.25in" style:auto-text-indent="false"/>
    </style:style>
    <style:style style:name="P5" style:family="paragraph" style:parent-style-name="Standard" style:list-style-name="WW8Num17">
      <style:paragraph-properties fo:margin-left="0.5in" fo:margin-right="0in" fo:margin-top="0in" fo:margin-bottom="0.1665in" fo:text-indent="-0.25in" style:auto-text-indent="false"/>
    </style:style>
    <style:style style:name="P6" style:family="paragraph" style:parent-style-name="Standard" style:list-style-name="WW8Num6">
      <style:paragraph-properties fo:margin-left="0.5in" fo:margin-right="0in" fo:margin-top="0in" fo:margin-bottom="0.1665in" fo:text-indent="-0.25in" style:auto-text-indent="false"/>
    </style:style>
    <style:style style:name="P7" style:family="paragraph" style:parent-style-name="Standard" style:list-style-name="WW8Num3">
      <style:paragraph-properties fo:margin-left="0.5in" fo:margin-right="0in" fo:margin-top="0in" fo:margin-bottom="0.1665in" fo:text-indent="-0.25in" style:auto-text-indent="false"/>
    </style:style>
    <style:style style:name="P8" style:family="paragraph" style:parent-style-name="Standard" style:list-style-name="WW8Num9">
      <style:paragraph-properties fo:margin-left="0.5in" fo:margin-right="0in" fo:margin-top="0in" fo:margin-bottom="0.1665in" fo:text-indent="-0.25in" style:auto-text-indent="false"/>
    </style:style>
    <style:style style:name="T1" style:family="text">
      <style:text-properties fo:font-size="10pt" fo:font-style="italic" style:font-size-asian="10pt" style:font-style-asian="italic" style:font-style-complex="italic"/>
    </style:style>
    <style:style style:name="T2" style:family="text">
      <style:text-properties fo:font-size="10pt" style:font-size-asian="10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th Worksheet #2.1</text:p>
      <text:list xml:id="list812328658" text:style-name="WW8Num4">
        <text:list-item>
          <text:p text:style-name="P4"><text:span text:style-name="T1"><text:s/>(11-1ex3)</text:span> <text:s/>Simplify:<draw:frame draw:style-name="fr1" draw:name="Object39" text:anchor-type="as-char" svg:width="1.0252in" svg:height="0.2244in" draw:z-index="0"><draw:object xlink:href="./Object 39" xlink:type="simple" xlink:show="embed" xlink:actuate="onLoad"/><draw:image xlink:href="./ObjectReplacements/Object 39" xlink:type="simple" xlink:show="embed" xlink:actuate="onLoad"/></draw:frame></text:p>
        </text:list-item>
        <text:list-item>
          <text:p text:style-name="P4"><text:span text:style-name="T1">(11-1ex6) <text:s/></text:span>Simplify:<draw:frame draw:style-name="fr1" draw:name="Object1" text:anchor-type="as-char" svg:width="0.3882in" svg:height="0.4272in" draw:z-index="1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"><text:span text:style-name="T1">(11-1ex7)</text:span><text:span text:style-name="T2"> <text:s/></text:span>Simplify:<draw:frame draw:style-name="fr1" draw:name="Object2" text:anchor-type="as-char" svg:width="0.4945in" svg:height="0.4209in" draw:z-index="2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4"><text:span text:style-name="T1">(11-4ex2) <text:s/></text:span>Simplify:<draw:frame draw:style-name="fr1" draw:name="Object3" text:anchor-type="as-char" svg:width="0.8902in" svg:height="0.198in" draw:z-index="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"><text:span text:style-name="T1">(11-4ex3) <text:s/></text:span>Simplify:<draw:frame draw:style-name="fr1" draw:name="Object4" text:anchor-type="as-char" svg:width="0.9016in" svg:height="0.2055in" draw:z-index="4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4"><text:span text:style-name="T1">(11-4ex4) <text:s/></text:span>Simplify:<draw:frame draw:style-name="fr1" draw:name="Object5" text:anchor-type="as-char" svg:width="1.6728in" svg:height="0.2055in" draw:z-index="5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4"><text:span text:style-name="T1">(11-5)</text:span> <text:s/>Solve:<draw:frame draw:style-name="fr1" draw:name="Object6" text:anchor-type="as-char" svg:width="0.7201in" svg:height="0.198in" draw:z-index="6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4"><text:span text:style-name="T1">(12-7ex2)</text:span> <text:s/>Solve:<draw:frame draw:style-name="fr1" draw:name="Object7" text:anchor-type="as-char" svg:width="1.1543in" svg:height="0.3925in" draw:z-index="7"><draw:object xlink:href="./Object 7" xlink:type="simple" xlink:show="embed" xlink:actuate="onLoad"/><draw:image xlink:href="./ObjectReplacements/Object 7" xlink:type="simple" xlink:show="embed" xlink:actuate="onLoad"/></draw:frame></text:p>
        </text:list-item>
      </text:list>
      <text:p text:style-name="P1">Math Worksheet #2.2</text:p>
      <text:list xml:id="list918837298" text:style-name="WW8Num17">
        <text:list-item>
          <text:p text:style-name="P5"><text:span text:style-name="T1"><text:s/>(11-1ex3)</text:span> <text:s/>Simplify:<draw:frame draw:style-name="fr1" draw:name="Object8" text:anchor-type="as-char" svg:width="1.0228in" svg:height="0.2244in" draw:z-index="16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5"><text:span text:style-name="T1">(11-1ex6) <text:s/></text:span>Simplify:<draw:frame draw:style-name="fr1" draw:name="Object9" text:anchor-type="as-char" svg:width="0.5445in" svg:height="0.452in" draw:z-index="17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5"><text:span text:style-name="T1">(11-1ex7) <text:s/></text:span>Simplify:<draw:frame draw:style-name="fr1" draw:name="Object10" text:anchor-type="as-char" svg:width="0.4154in" svg:height="0.4209in" draw:z-index="18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5"><text:span text:style-name="T1">(11-4ex2) <text:s/></text:span>Simplify:<draw:frame draw:style-name="fr1" draw:name="Object11" text:anchor-type="as-char" svg:width="0.889in" svg:height="0.198in" draw:z-index="19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5"><text:span text:style-name="T1">(11-4ex3) <text:s/></text:span>Simplify:<draw:frame draw:style-name="fr1" draw:name="Object12" text:anchor-type="as-char" svg:width="1.1264in" svg:height="0.2055in" draw:z-index="20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5"><text:span text:style-name="T1">(11-4ex4) <text:s/></text:span>Simplify:<draw:frame draw:style-name="fr1" draw:name="Object13" text:anchor-type="as-char" svg:width="0.6701in" svg:height="0.2335in" draw:z-index="21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5"><text:span text:style-name="T1">(11-5)</text:span> <text:s/>Solve:<draw:frame draw:style-name="fr1" draw:name="Object14" text:anchor-type="as-char" svg:width="0.8339in" svg:height="0.198in" draw:z-index="22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5"><text:span text:style-name="T1">(12-7ex2)</text:span> <text:s/>Solve:<draw:frame draw:style-name="fr1" draw:name="Object15" text:anchor-type="as-char" svg:width="1.1417in" svg:height="0.3925in" draw:z-index="23"><draw:object xlink:href="./Object 15" xlink:type="simple" xlink:show="embed" xlink:actuate="onLoad"/><draw:image xlink:href="./ObjectReplacements/Object 15" xlink:type="simple" xlink:show="embed" xlink:actuate="onLoad"/></draw:frame></text:p>
        </text:list-item>
      </text:list>
      <text:p text:style-name="P1">Math Worksheet #2.3</text:p>
      <text:list xml:id="list1332705293" text:style-name="WW8Num6">
        <text:list-item>
          <text:p text:style-name="P6"><text:span text:style-name="T1"><text:s/>(11-1ex3)</text:span> <text:s/>Simplify:<draw:frame draw:style-name="fr1" draw:name="Object16" text:anchor-type="as-char" svg:width="1.0728in" svg:height="0.2244in" draw:z-index="8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6"><text:span text:style-name="T1">(11-1ex6) <text:s/></text:span>Simplify:<draw:frame draw:style-name="fr1" draw:name="Object17" text:anchor-type="as-char" svg:width="0.5516in" svg:height="0.452in" draw:z-index="9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6"><text:span text:style-name="T1">(11-1ex7) <text:s/></text:span>Simplify:<draw:frame draw:style-name="fr1" draw:name="Object18" text:anchor-type="as-char" svg:width="0.4102in" svg:height="0.4209in" draw:z-index="10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6"><text:span text:style-name="T1">(11-4ex2) <text:s/></text:span>Simplify:<draw:frame draw:style-name="fr1" draw:name="Object19" text:anchor-type="as-char" svg:width="1.1083in" svg:height="0.198in" draw:z-index="11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6"><text:span text:style-name="T1">(11-4ex3) <text:s/></text:span>Simplify:<draw:frame draw:style-name="fr1" draw:name="Object20" text:anchor-type="as-char" svg:width="1.0264in" svg:height="0.2055in" draw:z-index="12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6"><text:span text:style-name="T1">(11-4ex4) <text:s/></text:span>Simplify:<draw:frame draw:style-name="fr1" draw:name="Object21" text:anchor-type="as-char" svg:width="1.3272in" svg:height="0.2055in" draw:z-index="13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6"><text:span text:style-name="T1">(11-5)</text:span> <text:s/>Solve:<draw:frame draw:style-name="fr1" draw:name="Object22" text:anchor-type="as-char" svg:width="1.052in" svg:height="0.198in" draw:z-index="14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6"><text:span text:style-name="T1">(12-7ex5)</text:span> <text:s/>Solve:<draw:frame draw:style-name="fr1" draw:name="Object23" text:anchor-type="as-char" svg:width="0.9929in" svg:height="0.3925in" draw:z-index="15"><draw:object xlink:href="./Object 23" xlink:type="simple" xlink:show="embed" xlink:actuate="onLoad"/><draw:image xlink:href="./ObjectReplacements/Object 23" xlink:type="simple" xlink:show="embed" xlink:actuate="onLoad"/></draw:frame></text:p>
        </text:list-item>
      </text:list>
      <text:p text:style-name="P1">Math Worksheet #2.4</text:p>
      <text:list xml:id="list873028079" text:style-name="WW8Num3">
        <text:list-item>
          <text:p text:style-name="P7"><text:span text:style-name="T1"><text:s/>(11-1ex3)</text:span> <text:s/>Simplify:<draw:frame draw:style-name="fr2" draw:name="Object24" text:anchor-type="as-char" svg:width="1.0543in" svg:height="0.2244in" draw:z-index="24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7"><text:span text:style-name="T1">(11-1ex6) <text:s/></text:span>Simplify:<draw:frame draw:style-name="fr2" draw:name="Object25" text:anchor-type="as-char" svg:width="0.6311in" svg:height="0.452in" draw:z-index="25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7"><text:span text:style-name="T1">(11-1ex7) <text:s/></text:span>Simplify:<draw:frame draw:style-name="fr2" draw:name="Object26" text:anchor-type="as-char" svg:width="0.411in" svg:height="0.4209in" draw:z-index="26"><draw:object xlink:href="./Object 26" xlink:type="simple" xlink:show="embed" xlink:actuate="onLoad"/><draw:image xlink:href="./ObjectReplacements/Object 26" xlink:type="simple" xlink:show="embed" xlink:actuate="onLoad"/></draw:frame></text:p>
        </text:list-item>
        <text:list-item>
          <text:p text:style-name="P7"><text:span text:style-name="T1">(11-4ex2) <text:s/></text:span>Simplify:<draw:frame draw:style-name="fr2" draw:name="Object27" text:anchor-type="as-char" svg:width="0.7835in" svg:height="0.198in" draw:z-index="27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7"><text:span text:style-name="T1">(11-4ex3) <text:s/></text:span>Simplify:<draw:frame draw:style-name="fr2" draw:name="Object28" text:anchor-type="as-char" svg:width="0.8161in" svg:height="0.2055in" draw:z-index="28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7"><text:span text:style-name="T1">(11-4ex4) <text:s/></text:span>Simplify:<draw:frame draw:style-name="fr2" draw:name="Object29" text:anchor-type="as-char" svg:width="1.4264in" svg:height="0.2055in" draw:z-index="29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7"><text:span text:style-name="T1">(11-5)</text:span> <text:s/>Solve:<draw:frame draw:style-name="fr2" draw:name="Object30" text:anchor-type="as-char" svg:width="0.9244in" svg:height="0.198in" draw:z-index="30"><draw:object xlink:href="./Object 30" xlink:type="simple" xlink:show="embed" xlink:actuate="onLoad"/><draw:image xlink:href="./ObjectReplacements/Object 30" xlink:type="simple" xlink:show="embed" xlink:actuate="onLoad"/></draw:frame></text:p>
        </text:list-item>
      </text:list>
      <text:p text:style-name="P1">Math Worksheet #2.5</text:p>
      <text:list xml:id="list1675448486" text:style-name="WW8Num9">
        <text:list-item>
          <text:p text:style-name="P8"><text:span text:style-name="T1"><text:s/>(11-1ex3)</text:span> <text:s/>Simplify:<draw:frame draw:style-name="fr2" draw:name="Object31" text:anchor-type="as-char" svg:width="0.922in" svg:height="0.198in" draw:z-index="31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8"><text:span text:style-name="T1">(11-1ex6) <text:s/></text:span>Simplify:<draw:frame draw:style-name="fr2" draw:name="Object32" text:anchor-type="as-char" svg:width="0.4839in" svg:height="0.452in" draw:z-index="32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8"><text:span text:style-name="T1">(11-1ex7) <text:s/></text:span>Simplify:<draw:frame draw:style-name="fr2" draw:name="Object33" text:anchor-type="as-char" svg:width="0.5098in" svg:height="0.4209in" draw:z-index="33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8"><text:span text:style-name="T1">(11-4ex2) <text:s/></text:span>Simplify:<draw:frame draw:style-name="fr2" draw:name="Object34" text:anchor-type="as-char" svg:width="0.8953in" svg:height="0.198in" draw:z-index="34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8"><text:span text:style-name="T1">(11-4ex3) <text:s/></text:span>Simplify:<draw:frame draw:style-name="fr2" draw:name="Object35" text:anchor-type="as-char" svg:width="0.9236in" svg:height="0.2055in" draw:z-index="35"><draw:object xlink:href="./Object 35" xlink:type="simple" xlink:show="embed" xlink:actuate="onLoad"/><draw:image xlink:href="./ObjectReplacements/Object 35" xlink:type="simple" xlink:show="embed" xlink:actuate="onLoad"/></draw:frame></text:p>
        </text:list-item>
        <text:list-item>
          <text:p text:style-name="P8"><text:span text:style-name="T1">(11-4ex4) <text:s/></text:span>Simplify:<draw:frame draw:style-name="fr2" draw:name="Object36" text:anchor-type="as-char" svg:width="0.9543in" svg:height="0.2335in" draw:z-index="36"><draw:object xlink:href="./Object 36" xlink:type="simple" xlink:show="embed" xlink:actuate="onLoad"/><draw:image xlink:href="./ObjectReplacements/Object 36" xlink:type="simple" xlink:show="embed" xlink:actuate="onLoad"/></draw:frame></text:p>
        </text:list-item>
        <text:list-item>
          <text:p text:style-name="P8"><text:span text:style-name="T1">(11-5)</text:span> <text:s/>Solve:<draw:frame draw:style-name="fr2" draw:name="Object37" text:anchor-type="as-char" svg:width="0.8965in" svg:height="0.198in" draw:z-index="37"><draw:object xlink:href="./Object 37" xlink:type="simple" xlink:show="embed" xlink:actuate="onLoad"/><draw:image xlink:href="./ObjectReplacements/Object 37" xlink:type="simple" xlink:show="embed" xlink:actuate="onLoad"/></draw:frame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ook_20_Location" style:display-name="Book Location" style:family="paragraph" style:parent-style-name="Standard" style:list-style-name="WW8Num5">
      <style:paragraph-properties fo:margin-top="0in" fo:margin-bottom="0.1665in"/>
      <style:text-properties fo:font-size="10pt" fo:font-style="italic" style:font-size-asian="10pt" style:font-style-asian="italic" style:font-style-complex="italic"/>
    </style:style>
    <style:style style:name="WW8Num3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4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8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1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4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6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7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</dc:title>
    <meta:initial-creator>Ted</meta:initial-creator>
    <meta:creation-date>2006-04-23T15:32:00</meta:creation-date>
    <dc:creator>Stacy Warneke</dc:creator>
    <dc:date>2009-12-02T13:11:35</dc:date>
    <meta:print-date>2007-11-12T14:52:00</meta:print-date>
    <meta:editing-cycles>290</meta:editing-cycles>
    <meta:editing-duration>PT14H55M34S</meta:editing-duration>
    <meta:generator>OpenOffice.org/3.0$Linux OpenOffice.org_project/300m15$Build-9379</meta:generator>
    <meta:document-statistic meta:table-count="0" meta:image-count="0" meta:object-count="38" meta:page-count="5" meta:paragraph-count="43" meta:word-count="129" meta:character-count="93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qrt>
      <math:mfrac>
        <math:mn>48</math:mn>
        <math:mn>75</math:mn>
      </math:mfrac>
    </math:msqrt>
    <math:annotation math:encoding="StarMath 5.0">sqrt {48 over 75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sqrt>
        <math:mn>3</math:mn>
      </math:msqrt>
      <math:msqrt>
        <math:mrow>
          <math:mn>7</math:mn>
          <math:mi>x</math:mi>
        </math:mrow>
      </math:msqrt>
    </math:mfrac>
    <math:annotation math:encoding="StarMath 5.0">{sqrt{3}} over {sqrt{7 x}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sqrt>
          <math:mn>3</math:mn>
        </math:msqrt>
        <math:mo math:stretchy="false">−</math:mo>
        <math:mn>2</math:mn>
      </math:mrow>
      <math:msqrt>
        <math:mn>27</math:mn>
      </math:msqrt>
    </math:mrow>
    <math:annotation math:encoding="StarMath 5.0">3 sqrt{3} - 2 sqrt{27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qrt>
        <math:mrow>
          <math:mn>2</math:mn>
          <math:mi>x</math:mi>
        </math:mrow>
      </math:msqrt>
      <math:mrow>
        <math:mo math:stretchy="false">(</math:mo>
        <math:mrow>
          <math:msqrt>
            <math:mrow>
              <math:mn>6</math:mn>
              <math:mi>x</math:mi>
            </math:mrow>
          </math:msqrt>
          <math:mo math:stretchy="false">−</math:mo>
          <math:mn>11</math:mn>
        </math:mrow>
        <math:mo math:stretchy="false">)</math:mo>
      </math:mrow>
    </math:mrow>
    <math:annotation math:encoding="StarMath 5.0">sqrt{2 x} (sqrt{6 x} - 11 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row>
          <math:msqrt>
            <math:mn>7</math:mn>
          </math:msqrt>
          <math:mo math:stretchy="false">+</math:mo>
          <math:mn>4</math:mn>
        </math:mrow>
        <math:mo math:stretchy="false">)</math:mo>
      </math:mrow>
      <math:mn>2</math:mn>
    </math:msup>
    <math:annotation math:encoding="StarMath 5.0">( sqrt{7} + 4 )^2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sqrt>
        <math:mrow>
          <math:mi>y</math:mi>
          <math:mo math:stretchy="false">+</math:mo>
          <math:mn>12</math:mn>
        </math:mrow>
      </math:msqrt>
    </math:mrow>
    <math:annotation math:encoding="StarMath 5.0">y = sqrt{y + 12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rac>
        <math:mi>z</math:mi>
        <math:mrow>
          <math:mi>z</math:mi>
          <math:mo math:stretchy="false">+</math:mo>
          <math:mn>2</math:mn>
        </math:mrow>
      </math:mfrac>
      <math:mo math:stretchy="false">=</math:mo>
      <math:mrow>
        <math:mn>3</math:mn>
        <math:mo math:stretchy="false">−</math:mo>
        <math:mfrac>
          <math:mn>2</math:mn>
          <math:mrow>
            <math:mi>z</math:mi>
            <math:mo math:stretchy="false">+</math:mo>
            <math:mn>2</math:mn>
          </math:mrow>
        </math:mfrac>
      </math:mrow>
    </math:mrow>
    <math:annotation math:encoding="StarMath 5.0">{z} over {z + 2} = 3 - {2} over {z + 2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n>3</math:mn>
      </math:mrow>
      <math:mrow>
        <math:msqrt>
          <math:mrow>
            <math:mn>2</math:mn>
            <math:msup>
              <math:mi>x</math:mi>
              <math:mn>2</math:mn>
            </math:msup>
          </math:mrow>
        </math:msqrt>
        <math:mo math:stretchy="false">⋅</math:mo>
        <math:msqrt>
          <math:mrow>
            <math:mn>8</math:mn>
            <math:msup>
              <math:mi>x</math:mi>
              <math:mn>3</math:mn>
            </math:msup>
          </math:mrow>
        </math:msqrt>
      </math:mrow>
    </math:mrow>
    <math:annotation math:encoding="StarMath 5.0">-3 sqrt{2 x^2} cdot sqrt{8 x^3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qrt>
      <math:mfrac>
        <math:mrow>
          <math:mn>27</math:mn>
          <math:msup>
            <math:mi>x</math:mi>
            <math:mn>3</math:mn>
          </math:msup>
        </math:mrow>
        <math:mrow>
          <math:mn>3</math:mn>
          <math:mi>x</math:mi>
        </math:mrow>
      </math:mfrac>
    </math:msqrt>
    <math:annotation math:encoding="StarMath 5.0">sqrt{{27 x^3} over {3 x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row>
        <math:mn>3</math:mn>
        <math:msqrt>
          <math:mn>2</math:mn>
        </math:msqrt>
      </math:mrow>
      <math:msqrt>
        <math:mrow>
          <math:mn>9</math:mn>
          <math:mi>b</math:mi>
        </math:mrow>
      </math:msqrt>
    </math:mfrac>
    <math:annotation math:encoding="StarMath 5.0">{3 sqrt{2}} over {sqrt{9 b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n>4</math:mn>
      </math:mrow>
      <math:mrow>
        <math:msqrt>
          <math:mn>10</math:mn>
        </math:msqrt>
        <math:mo math:stretchy="false">+</math:mo>
        <math:mn>6</math:mn>
      </math:mrow>
      <math:msqrt>
        <math:mn>40</math:mn>
      </math:msqrt>
    </math:mrow>
    <math:annotation math:encoding="StarMath 5.0">-4 sqrt{10} + 6 sqrt{40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row>
        <math:mn>2</math:mn>
        <math:msqrt>
          <math:mn>45</math:mn>
        </math:msqrt>
      </math:mrow>
      <math:msqrt>
        <math:mn>2</math:mn>
      </math:msqrt>
    </math:mfrac>
    <math:annotation math:encoding="StarMath 5.0">{2 sqrt{45}} over sqrt{2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qrt>
        <math:mrow>
          <math:mn>5</math:mn>
          <math:mi>a</math:mi>
        </math:mrow>
      </math:msqrt>
      <math:mrow>
        <math:mo math:stretchy="false">(</math:mo>
        <math:mrow>
          <math:msqrt>
            <math:mrow>
              <math:mn>5</math:mn>
              <math:mi>a</math:mi>
            </math:mrow>
          </math:msqrt>
          <math:mo math:stretchy="false">+</math:mo>
          <math:mn>3</math:mn>
        </math:mrow>
        <math:mo math:stretchy="false">)</math:mo>
      </math:mrow>
    </math:mrow>
    <math:annotation math:encoding="StarMath 5.0">sqrt{5 a}(sqrt{5 a} + 3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4</math:mn>
          <math:mo math:stretchy="false">−</math:mo>
          <math:msqrt>
            <math:mn>13</math:mn>
          </math:msqrt>
        </math:mrow>
        <math:mo math:stretchy="false">)</math:mo>
      </math:mrow>
      <math:mrow>
        <math:mo math:stretchy="false">(</math:mo>
        <math:mrow>
          <math:mn>9</math:mn>
          <math:mo math:stretchy="false">+</math:mo>
          <math:msqrt>
            <math:mn>13</math:mn>
          </math:msqrt>
        </math:mrow>
        <math:mo math:stretchy="false">)</math:mo>
      </math:mrow>
    </math:mrow>
    <math:annotation math:encoding="StarMath 5.0">(4 - sqrt{13})(9 + sqrt{13}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n>2</math:mn>
      </math:mrow>
      <math:mrow>
        <math:msqrt>
          <math:mrow>
            <math:mn>2</math:mn>
            <math:mrow>
              <math:mi>r</math:mi>
              <math:mo math:stretchy="false">+</math:mo>
              <math:mn>5</math:mn>
            </math:mrow>
          </math:mrow>
        </math:msqrt>
        <math:mo math:stretchy="false">=</math:mo>
        <math:mn>6</math:mn>
      </math:mrow>
    </math:mrow>
    <math:annotation math:encoding="StarMath 5.0">-2 sqrt{2 r + 5} = 6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frac>
        <math:mn>3</math:mn>
        <math:mrow>
          <math:mi>m</math:mi>
          <math:mo math:stretchy="false">−</math:mo>
          <math:mn>1</math:mn>
        </math:mrow>
      </math:mfrac>
      <math:mo math:stretchy="false">=</math:mo>
      <math:mfrac>
        <math:mrow>
          <math:mn>2</math:mn>
          <math:mi>m</math:mi>
        </math:mrow>
        <math:mrow>
          <math:mi>m</math:mi>
          <math:mo math:stretchy="false">+</math:mo>
          <math:mn>4</math:mn>
        </math:mrow>
      </math:mfrac>
    </math:mrow>
    <math:annotation math:encoding="StarMath 5.0">{3} over {m - 1} = {2 m} over {m + 4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sqrt>
          <math:mrow>
            <math:mn>5</math:mn>
            <math:msup>
              <math:mi>x</math:mi>
              <math:mn>2</math:mn>
            </math:msup>
          </math:mrow>
        </math:msqrt>
      </math:mrow>
      <math:mo math:stretchy="false">⋅</math:mo>
      <math:msqrt>
        <math:mrow>
          <math:mn>10</math:mn>
          <math:msup>
            <math:mi>x</math:mi>
            <math:mn>2</math:mn>
          </math:msup>
        </math:mrow>
      </math:msqrt>
    </math:mrow>
    <math:annotation math:encoding="StarMath 5.0">- sqrt{5 x^2} cdot sqrt{10 x^2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qrt>
      <math:mfrac>
        <math:mrow>
          <math:mn>140</math:mn>
          <math:msup>
            <math:mi>x</math:mi>
            <math:mn>3</math:mn>
          </math:msup>
        </math:mrow>
        <math:mrow>
          <math:mn>5</math:mn>
          <math:mi>x</math:mi>
        </math:mrow>
      </math:mfrac>
    </math:msqrt>
    <math:annotation math:encoding="StarMath 5.0">sqrt{{140 x^3} over {5 x}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frac>
      <math:mrow>
        <math:mn>2</math:mn>
        <math:msqrt>
          <math:mn>2</math:mn>
        </math:msqrt>
      </math:mrow>
      <math:msqrt>
        <math:mrow>
          <math:mn>5</math:mn>
          <math:mi>n</math:mi>
        </math:mrow>
      </math:msqrt>
    </math:mfrac>
    <math:annotation math:encoding="StarMath 5.0">{2 sqrt 2} over {sqrt {5 n}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sqrt>
          <math:mn>7</math:mn>
        </math:msqrt>
        <math:mo math:stretchy="false">+</math:mo>
        <math:msqrt>
          <math:mn>28</math:mn>
        </math:msqrt>
      </math:mrow>
    </math:mrow>
    <math:annotation math:encoding="StarMath 5.0">3 sqrt 7 + sqrt 28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qrt>
        <math:mn>6</math:mn>
      </math:msqrt>
      <math:mrow>
        <math:mo math:stretchy="false">(</math:mo>
        <math:mrow>
          <math:msqrt>
            <math:mn>6</math:mn>
          </math:msqrt>
          <math:mo math:stretchy="false">−</math:mo>
          <math:mn>5</math:mn>
        </math:mrow>
        <math:mo math:stretchy="false">)</math:mo>
      </math:mrow>
    </math:mrow>
    <math:annotation math:encoding="StarMath 5.0">sqrt 6 (sqrt 6 - 5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2</math:mn>
          <math:mrow>
            <math:msqrt>
              <math:mn>11</math:mn>
            </math:msqrt>
            <math:mo math:stretchy="false">+</math:mo>
            <math:mn>5</math:mn>
          </math:mrow>
        </math:mrow>
        <math:mo math:stretchy="false">)</math:mo>
      </math:mrow>
      <math:mrow>
        <math:mo math:stretchy="false">(</math:mo>
        <math:mrow>
          <math:msqrt>
            <math:mn>11</math:mn>
          </math:msqrt>
          <math:mo math:stretchy="false">+</math:mo>
          <math:mn>2</math:mn>
        </math:mrow>
        <math:mo math:stretchy="false">)</math:mo>
      </math:mrow>
    </math:mrow>
    <math:annotation math:encoding="StarMath 5.0">(2 sqrt 11 + 5)(sqrt 11 + 2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sqrt>
          <math:mn>20</math:mn>
        </math:msqrt>
        <math:mo math:stretchy="false">+</math:mo>
        <math:mn>2</math:mn>
      </math:mrow>
      <math:msqrt>
        <math:mn>5</math:mn>
      </math:msqrt>
    </math:mrow>
    <math:annotation math:encoding="StarMath 5.0">3 sqrt{20} + 2 sqrt{5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sqrt>
        <math:mrow>
          <math:mn>7</math:mn>
          <math:mrow>
            <math:mi>d</math:mi>
            <math:mo math:stretchy="false">−</math:mo>
            <math:mn>12</math:mn>
          </math:mrow>
        </math:mrow>
      </math:msqrt>
      <math:mo math:stretchy="false">=</math:mo>
      <math:mi>d</math:mi>
    </math:mrow>
    <math:annotation math:encoding="StarMath 5.0">sqrt{7 d - 12} = d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sqrt>
          <math:mrow>
            <math:mn>2</math:mn>
            <math:mi>x</math:mi>
          </math:mrow>
        </math:msqrt>
        <math:mo math:stretchy="false">⋅</math:mo>
        <math:msqrt>
          <math:mrow>
            <math:mn>32</math:mn>
            <math:mi>x</math:mi>
          </math:mrow>
        </math:msqrt>
      </math:mrow>
    </math:mrow>
    <math:annotation math:encoding="StarMath 5.0">2 sqrt{2 x} cdot sqrt{32 x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qrt>
      <math:mfrac>
        <math:mrow>
          <math:mn>3</math:mn>
          <math:msup>
            <math:mi>s</math:mi>
            <math:mn>3</math:mn>
          </math:msup>
        </math:mrow>
        <math:mrow>
          <math:mn>27</math:mn>
          <math:mi>s</math:mi>
        </math:mrow>
      </math:mfrac>
    </math:msqrt>
    <math:annotation math:encoding="StarMath 5.0">sqrt{{3 s^3} over {27 s}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frac>
      <math:mrow>
        <math:mn>5</math:mn>
        <math:msqrt>
          <math:mn>11</math:mn>
        </math:msqrt>
      </math:mrow>
      <math:msqrt>
        <math:mrow>
          <math:mn>20</math:mn>
          <math:mi>y</math:mi>
        </math:mrow>
      </math:msqrt>
    </math:mfrac>
    <math:annotation math:encoding="StarMath 5.0">{5 sqrt 11} over {sqrt{20 y}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n>4</math:mn>
      <math:mrow>
        <math:msqrt>
          <math:mn>5</math:mn>
        </math:msqrt>
        <math:mo math:stretchy="false">−</math:mo>
        <math:mn>2</math:mn>
      </math:mrow>
      <math:msqrt>
        <math:mn>45</math:mn>
      </math:msqrt>
    </math:mrow>
    <math:annotation math:encoding="StarMath 5.0">4 sqrt 5 - 2 sqrt 45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sqrt>
        <math:mn>2</math:mn>
      </math:msqrt>
      <math:mrow>
        <math:mo math:stretchy="false">(</math:mo>
        <math:mrow>
          <math:mrow>
            <math:mn>3</math:mn>
            <math:mo math:stretchy="false">+</math:mo>
            <math:mn>3</math:mn>
          </math:mrow>
          <math:msqrt>
            <math:mn>2</math:mn>
          </math:msqrt>
        </math:mrow>
        <math:mo math:stretchy="false">)</math:mo>
      </math:mrow>
    </math:mrow>
    <math:annotation math:encoding="StarMath 5.0">sqrt 2 (3 + 3 sqrt 2)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row>
          <math:mn>2</math:mn>
          <math:mrow>
            <math:msqrt>
              <math:mn>10</math:mn>
            </math:msqrt>
            <math:mo math:stretchy="false">+</math:mo>
            <math:msqrt>
              <math:mn>3</math:mn>
            </math:msqrt>
          </math:mrow>
        </math:mrow>
        <math:mo math:stretchy="false">)</math:mo>
      </math:mrow>
      <math:mn>2</math:mn>
    </math:msup>
    <math:annotation math:encoding="StarMath 5.0">(2 sqrt 10 + sqrt 3)^2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sqrt>
        <math:mrow>
          <math:mn>3</math:mn>
          <math:mrow>
            <math:mi>z</math:mi>
            <math:mo math:stretchy="false">+</math:mo>
            <math:mn>10</math:mn>
          </math:mrow>
        </math:mrow>
      </math:msqrt>
      <math:mo math:stretchy="false">=</math:mo>
      <math:mi>z</math:mi>
    </math:mrow>
    <math:annotation math:encoding="StarMath 5.0">sqrt{3 z + 10} = z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n>3</math:mn>
      </math:mrow>
      <math:mrow>
        <math:msqrt>
          <math:mrow>
            <math:mn>2</math:mn>
            <math:mi>x</math:mi>
          </math:mrow>
        </math:msqrt>
        <math:mo math:stretchy="false">⋅</math:mo>
        <math:msqrt>
          <math:mrow>
            <math:mn>6</math:mn>
            <math:msup>
              <math:mi>x</math:mi>
              <math:mn>2</math:mn>
            </math:msup>
          </math:mrow>
        </math:msqrt>
      </math:mrow>
    </math:mrow>
    <math:annotation math:encoding="StarMath 5.0">-3 sqrt {2 x} cdot sqrt {6 x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qrt>
        <math:mn>5</math:mn>
      </math:msqrt>
      <math:mrow>
        <math:mo math:stretchy="false">(</math:mo>
        <math:mrow>
          <math:mn>2</math:mn>
          <math:mo math:stretchy="false">+</math:mo>
          <math:msqrt>
            <math:mn>10</math:mn>
          </math:msqrt>
        </math:mrow>
        <math:mo math:stretchy="false">)</math:mo>
      </math:mrow>
    </math:mrow>
    <math:annotation math:encoding="StarMath 5.0">sqrt{5} (2 + sqrt{10}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n>2</math:mn>
          <math:mrow>
            <math:msqrt>
              <math:mn>6</math:mn>
            </math:msqrt>
            <math:mo math:stretchy="false">+</math:mo>
            <math:mn>3</math:mn>
          </math:mrow>
          <math:msqrt>
            <math:mn>3</math:mn>
          </math:msqrt>
        </math:mrow>
        <math:mo math:stretchy="false">)</math:mo>
      </math:mrow>
      <math:mrow>
        <math:mo math:stretchy="false">(</math:mo>
        <math:mrow>
          <math:mrow>
            <math:msqrt>
              <math:mn>6</math:mn>
            </math:msqrt>
            <math:mo math:stretchy="false">−</math:mo>
            <math:mn>5</math:mn>
          </math:mrow>
          <math:msqrt>
            <math:mn>3</math:mn>
          </math:msqrt>
        </math:mrow>
        <math:mo math:stretchy="false">)</math:mo>
      </math:mrow>
    </math:mrow>
    <math:annotation math:encoding="StarMath 5.0">(2 sqrt{6} + 3 sqrt{3})(sqrt{6} - 5 sqrt{3}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qrt>
        <math:mrow>
          <math:mn>3</math:mn>
          <math:mi>b</math:mi>
        </math:mrow>
      </math:msqrt>
      <math:mo math:stretchy="false">=</math:mo>
      <math:mrow>
        <math:mo math:stretchy="false">−</math:mo>
        <math:mn>3</math:mn>
      </math:mrow>
    </math:mrow>
    <math:annotation math:encoding="StarMath 5.0">sqrt{3 b} = -3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frac>
        <math:mi>a</math:mi>
        <math:mrow>
          <math:mi>a</math:mi>
          <math:mo math:stretchy="false">+</math:mo>
          <math:mn>4</math:mn>
        </math:mrow>
      </math:mfrac>
      <math:mo math:stretchy="false">=</math:mo>
      <math:mrow>
        <math:mn>3</math:mn>
        <math:mo math:stretchy="false">−</math:mo>
        <math:mfrac>
          <math:mn>4</math:mn>
          <math:mrow>
            <math:mi>a</math:mi>
            <math:mo math:stretchy="false">+</math:mo>
            <math:mn>4</math:mn>
          </math:mrow>
        </math:mfrac>
      </math:mrow>
    </math:mrow>
    <math:annotation math:encoding="StarMath 5.0">{a} over {a + 4} = 3 - {4} over {a + 4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n>2</math:mn>
      </math:mrow>
      <math:mrow>
        <math:msqrt>
          <math:mrow>
            <math:mn>3</math:mn>
            <math:mi>x</math:mi>
          </math:mrow>
        </math:msqrt>
        <math:mo math:stretchy="false">⋅</math:mo>
        <math:msqrt>
          <math:mrow>
            <math:mn>6</math:mn>
            <math:msup>
              <math:mi>x</math:mi>
              <math:mn>3</math:mn>
            </math:msup>
          </math:mrow>
        </math:msqrt>
      </math:mrow>
    </math:mrow>
    <math:annotation math:encoding="StarMath 5.0">-2 sqrt{3 x} cdot sqrt{6 x^3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qrt>
      <math:mfrac>
        <math:mrow>
          <math:mn>30</math:mn>
          <math:msup>
            <math:mi>a</math:mi>
            <math:mn>5</math:mn>
          </math:msup>
        </math:mrow>
        <math:mrow>
          <math:mn>40</math:mn>
          <math:mi>a</math:mi>
        </math:mrow>
      </math:mfrac>
    </math:msqrt>
    <math:annotation math:encoding="StarMath 5.0">sqrt{{30 a^5}over{40 a}}</math:annotation>
  </math:semantics>
</math:math>
</file>